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ada" officeooo:paragraph-rsid="00099a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blic class Matriz {</text:p>
      <text:p text:style-name="P1"><text:tab/>double[][] matrizAux=null;</text:p>
      <text:p text:style-name="P1"><text:tab/>double[][] matriz=null;</text:p>
      <text:p text:style-name="P1"><text:tab/>double cantFilas;</text:p>
      <text:p text:style-name="P1"><text:tab/>double cantColumnas;</text:p>
      <text:p text:style-name="P1"></text:p>
      <text:p text:style-name="P1"><text:tab/>public Matriz(double[][] valores){</text:p>
      <text:p text:style-name="P1"><text:tab/><text:tab/>this.matriz=valores;</text:p>
      <text:p text:style-name="P1"><text:tab/><text:tab/>cantFilas=matriz.length;</text:p>
      <text:p text:style-name="P1"><text:tab/><text:tab/>cantColumnas=matriz[0].length;</text:p>
      <text:p text:style-name="P1"><text:tab/>}</text:p>
      <text:p text:style-name="P1"><text:tab/></text:p>
      <text:p text:style-name="P1"><text:tab/>public void sumar(Matriz m2){</text:p>
      <text:p text:style-name="P1"><text:tab/><text:tab/>matrizAux= new double[(int) this.cantFilas][(int) this.cantColumnas];</text:p>
      <text:p text:style-name="P1"><text:tab/><text:tab/>for(int i=0; i&lt;matriz.length; i++){</text:p>
      <text:p text:style-name="P1"><text:tab/><text:tab/><text:tab/>for(int j=0; j&lt;matriz[i].length; j++){</text:p>
      <text:p text:style-name="P1"><text:tab/><text:tab/><text:tab/><text:tab/>matrizAux[i][j]=(int) (this.matriz[i][j]+m2.matriz[i][j]);</text:p>
      <text:p text:style-name="P1"><text:tab/><text:tab/><text:tab/>}</text:p>
      <text:p text:style-name="P1"><text:tab/><text:tab/>}</text:p>
      <text:p text:style-name="P1"><text:tab/>}</text:p>
      <text:p text:style-name="P1"></text:p>
      <text:p text:style-name="P1"><text:tab/>public void restar(Matriz m2){</text:p>
      <text:p text:style-name="P1"><text:tab/><text:tab/>matrizAux= new double[(int) this.cantFilas][(int) this.cantColumnas];</text:p>
      <text:p text:style-name="P1"><text:tab/><text:tab/>for(int i=0; i&lt;matriz.length; i++){</text:p>
      <text:p text:style-name="P1"><text:tab/><text:tab/><text:tab/>for(int j=0; j&lt;matriz[0].length; j++){</text:p>
      <text:p text:style-name="P1"><text:tab/><text:tab/><text:tab/><text:tab/>matrizAux[i][j]=this.matriz[i][j]-m2.matriz[i][j];</text:p>
      <text:p text:style-name="P1"><text:tab/><text:tab/><text:tab/>}</text:p>
      <text:p text:style-name="P1"><text:tab/><text:tab/>}</text:p>
      <text:p text:style-name="P1"><text:tab/>}</text:p>
      <text:p text:style-name="P1"><text:tab/></text:p>
      <text:p text:style-name="P1"><text:tab/></text:p>
      <text:p text:style-name="P1"><text:tab/>public void multiplicar (Matriz m2){</text:p>
      <text:p text:style-name="P1"><text:tab/><text:tab/>if(this.cantColumnas != m2.cantFilas){</text:p>
      <text:p text:style-name="P1"><text:tab/><text:tab/><text:tab/>throw new RuntimeException("No se puede multiplicar");</text:p>
      <text:p text:style-name="P1"><text:tab/><text:tab/>}</text:p>
      <text:p text:style-name="P1"><text:tab/><text:tab/>matrizAux=new double[(int) this.cantFilas][(int) m2.cantColumnas];</text:p>
      <text:p text:style-name="P1"><text:tab/><text:tab/>for(int x=0; x&lt;matrizAux.length; x++){</text:p>
      <text:p text:style-name="P1"><text:tab/><text:tab/><text:tab/>for(int y=0; y&lt;matrizAux[x].length; y++){</text:p>
      <text:p text:style-name="P1"><text:tab/><text:tab/><text:tab/><text:tab/>for(int z=0; z&lt;this.cantColumnas; z++){</text:p>
      <text:p text:style-name="P1"><text:tab/><text:tab/><text:tab/><text:tab/><text:tab/>matrizAux[x][y] += this.matriz[x][z]*m2.matriz[z][y];</text:p>
      <text:p text:style-name="P1"><text:tab/><text:tab/><text:tab/><text:tab/>}</text:p>
      <text:p text:style-name="P1"><text:tab/><text:tab/><text:tab/>}</text:p>
      <text:p text:style-name="P1"><text:tab/><text:tab/>}</text:p>
      <text:p text:style-name="P1"><text:tab/><text:tab/></text:p>
      <text:p text:style-name="P1"><text:tab/><text:tab/>for(int i=0; i&lt;matrizAux.length; i++){</text:p>
      <text:p text:style-name="P1"><text:tab/> <text:s text:c="3"/><text:tab/>System.out.print("|");</text:p>
      <text:p text:style-name="P1"><text:tab/><text:tab/><text:tab/>for(int j=0; j&lt;matrizAux[i].length; j++){</text:p>
      <text:p text:style-name="P1"><text:tab/><text:tab/><text:tab/><text:tab/>System.out.print(matrizAux[i][j]);</text:p>
      <text:p text:style-name="P1"><text:tab/><text:tab/><text:tab/><text:tab/>if (j!=matrizAux[i].length-1){</text:p>
      <text:p text:style-name="P1"><text:tab/><text:tab/><text:tab/><text:tab/><text:tab/>System.out.print("\t");</text:p>
      <text:p text:style-name="P1"><text:tab/><text:tab/><text:tab/><text:tab/>}</text:p>
      <text:p text:style-name="P1"><text:tab/><text:tab/><text:tab/>}</text:p>
      <text:p text:style-name="P1"><text:soft-page-break/><text:tab/><text:tab/><text:tab/>System.out.println("|");</text:p>
      <text:p text:style-name="P1"><text:tab/><text:tab/>}</text:p>
      <text:p text:style-name="P1"><text:tab/><text:tab/></text:p>
      <text:p text:style-name="P1"><text:tab/>}</text:p>
      <text:p text:style-name="P1"><text:tab/></text:p>
      <text:p text:style-name="P1"></text:p>
      <text:p text:style-name="P1"><text:tab/>public double[][] matrizInversa(double[][] matriz) {</text:p>
      <text:p text:style-name="P1"><text:tab/> <text:s text:c="3"/>double det=1/determinante(matriz);</text:p>
      <text:p text:style-name="P1"><text:tab/> <text:s text:c="3"/>double[][] nmatriz=matrizAdjunta(matriz);</text:p>
      <text:p text:style-name="P1"><text:tab/> <text:s text:c="3"/>multiplicarMatriz(det,nmatriz);</text:p>
      <text:p text:style-name="P1"><text:tab/> <text:s text:c="3"/></text:p>
      <text:p text:style-name="P1"><text:tab/> <text:s text:c="3"/>for(int i=0; i&lt;nmatriz.length; i++){</text:p>
      <text:p text:style-name="P1"><text:tab/> <text:s text:c="3"/><text:tab/>System.out.print("|");</text:p>
      <text:p text:style-name="P1"><text:tab/><text:tab/><text:tab/>for(int j=0; j&lt;nmatriz[i].length; j++){</text:p>
      <text:p text:style-name="P1"><text:tab/><text:tab/><text:tab/><text:tab/>System.out.print(nmatriz[i][j]);</text:p>
      <text:p text:style-name="P1"><text:tab/><text:tab/><text:tab/><text:tab/>if (j!=nmatriz[i].length-1){</text:p>
      <text:p text:style-name="P1"><text:tab/><text:tab/><text:tab/><text:tab/><text:tab/>System.out.print("\t");</text:p>
      <text:p text:style-name="P1"><text:tab/><text:tab/><text:tab/><text:tab/>}</text:p>
      <text:p text:style-name="P1"><text:tab/><text:tab/><text:tab/>}</text:p>
      <text:p text:style-name="P1"><text:tab/><text:tab/><text:tab/>System.out.println("|");</text:p>
      <text:p text:style-name="P1"><text:tab/><text:tab/>}</text:p>
      <text:p text:style-name="P1"><text:tab/> <text:s text:c="3"/></text:p>
      <text:p text:style-name="P1"><text:tab/> <text:s text:c="3"/>return nmatriz;</text:p>
      <text:p text:style-name="P1"><text:tab/> <text:s text:c="3"/>}</text:p>
      <text:p text:style-name="P1"><text:tab/> </text:p>
      <text:p text:style-name="P1"><text:tab/>public void multiplicarMatriz(double n, double[][] matriz) {</text:p>
      <text:p text:style-name="P1"><text:tab/> <text:s text:c="3"/>for(int i=0;i&lt;matriz.length;i++)</text:p>
      <text:p text:style-name="P1"><text:tab/> <text:s text:c="7"/>for(int j=0;j&lt;matriz.length;j++)</text:p>
      <text:p text:style-name="P1"><text:tab/> <text:s text:c="11"/>matriz[i][j]*=n;</text:p>
      <text:p text:style-name="P1"><text:tab/>}</text:p>
      <text:p text:style-name="P1"></text:p>
      <text:p text:style-name="P1"><text:tab/>public static double[][] matrizAdjunta(double [][] matriz){</text:p>
      <text:p text:style-name="P1"><text:tab/> <text:s text:c="3"/>return matrizTranspuesta(matrizCofactores(matriz));</text:p>
      <text:p text:style-name="P1"><text:tab/>}</text:p>
      <text:p text:style-name="P1"></text:p>
      <text:p text:style-name="P1"><text:tab/>public static double[][] matrizCofactores(double[][] matriz){</text:p>
      <text:p text:style-name="P1"><text:tab/> <text:s text:c="3"/>double[][] nm=new double[matriz.length][matriz.length];</text:p>
      <text:p text:style-name="P1"><text:tab/> <text:s text:c="3"/>for(int i=0;i&lt;matriz.length;i++) {</text:p>
      <text:p text:style-name="P1"><text:tab/> <text:s text:c="7"/>for(int j=0;j&lt;matriz.length;j++) {</text:p>
      <text:p text:style-name="P1"><text:tab/> <text:s text:c="11"/>double[][] det=new double[matriz.length-1][matriz.length-1];</text:p>
      <text:p text:style-name="P1"><text:tab/> <text:s text:c="11"/>double detValor;</text:p>
      <text:p text:style-name="P1"><text:tab/> <text:s text:c="11"/>for(int k=0;k&lt;matriz.length;k++) {</text:p>
      <text:p text:style-name="P1"><text:tab/> <text:s text:c="15"/>if(k!=i) {</text:p>
      <text:p text:style-name="P1"><text:tab/> <text:s text:c="19"/>for(int l=0;l&lt;matriz.length;l++) {</text:p>
      <text:p text:style-name="P1"><text:tab/> <text:s text:c="23"/>if(l!=j) {</text:p>
      <text:p text:style-name="P1"><text:tab/> <text:s text:c="23"/>int indice1=k&lt;i ? k : k-1 ;</text:p>
      <text:p text:style-name="P1"><text:tab/> <text:s text:c="23"/>int indice2=l&lt;j ? l : l-1 ;</text:p>
      <text:p text:style-name="P1"><text:tab/> <text:s text:c="23"/>det[indice1][indice2]=matriz[k][l];</text:p>
      <text:p text:style-name="P1"><text:tab/> <text:s text:c="23"/>}</text:p>
      <text:p text:style-name="P1"><text:tab/> <text:s text:c="19"/>}</text:p>
      <text:p text:style-name="P1"><text:tab/> <text:s text:c="15"/>}</text:p>
      <text:p text:style-name="P1"><text:tab/> <text:s text:c="11"/>}</text:p>
      <text:p text:style-name="P1"><text:soft-page-break/><text:tab/> <text:s text:c="11"/>detValor=determinante(det);</text:p>
      <text:p text:style-name="P1"><text:tab/> <text:s text:c="11"/>nm[i][j]=detValor * (double)Math.pow(-1, i+j+2);</text:p>
      <text:p text:style-name="P1"><text:tab/> <text:s text:c="7"/>}</text:p>
      <text:p text:style-name="P1"><text:tab/> <text:s text:c="3"/>}</text:p>
      <text:p text:style-name="P1"><text:tab/> <text:s text:c="3"/>return nm;</text:p>
      <text:p text:style-name="P1"><text:tab/>}</text:p>
      <text:p text:style-name="P1"></text:p>
      <text:p text:style-name="P1"><text:tab/>public static double[][] matrizTranspuesta(double [][] matriz){</text:p>
      <text:p text:style-name="P1"><text:tab/> <text:s text:c="3"/>double[][]nuevam=new double[matriz[0].length][matriz.length];</text:p>
      <text:p text:style-name="P1"><text:tab/> <text:s text:c="3"/>for(int i=0; i&lt;matriz.length; i++){</text:p>
      <text:p text:style-name="P1"><text:tab/> <text:s text:c="7"/>for(int j=0; j&lt;matriz.length; j++)</text:p>
      <text:p text:style-name="P1"><text:tab/> <text:s text:c="11"/>nuevam[i][j]=matriz[j][i];</text:p>
      <text:p text:style-name="P1"><text:tab/> <text:s text:c="3"/>}</text:p>
      <text:p text:style-name="P1"><text:tab/> <text:s text:c="3"/>return nuevam;</text:p>
      <text:p text:style-name="P1"><text:tab/>}</text:p>
      <text:p text:style-name="P1"><text:tab/></text:p>
      <text:p text:style-name="P1"><text:tab/>public static double determinante(double[][] matriz)</text:p>
      <text:p text:style-name="P1"><text:tab/>{</text:p>
      <text:p text:style-name="P1"><text:tab/> <text:s text:c="3"/>double det;</text:p>
      <text:p text:style-name="P1"><text:tab/> <text:s text:c="3"/>if(matriz.length==2){</text:p>
      <text:p text:style-name="P1"><text:tab/> <text:s text:c="7"/>det=(matriz[0][0]*matriz[1][1])-(matriz[1][0]*matriz[0][1]);</text:p>
      <text:p text:style-name="P1"><text:tab/> <text:s text:c="7"/>return det;</text:p>
      <text:p text:style-name="P1"><text:tab/> <text:s text:c="3"/>}</text:p>
      <text:p text:style-name="P1"><text:tab/> <text:s text:c="3"/>double suma=0;</text:p>
      <text:p text:style-name="P1"><text:tab/> <text:s text:c="3"/>for(int i=0; i&lt;matriz.length; i++){</text:p>
      <text:p text:style-name="P1"><text:tab/> <text:s text:c="3"/>double[][] nm=new double[matriz.length-1][matriz.length-1];</text:p>
      <text:p text:style-name="P1"><text:tab/> <text:s text:c="7"/>for(int j=0; j&lt;matriz.length; j++){</text:p>
      <text:p text:style-name="P1"><text:tab/> <text:s text:c="11"/>if(j!=i){</text:p>
      <text:p text:style-name="P1"><text:tab/> <text:s text:c="15"/>for(int k=1; k&lt;matriz.length; k++){</text:p>
      <text:p text:style-name="P1"><text:tab/> <text:s text:c="15"/>int indice=-1;</text:p>
      <text:p text:style-name="P1"><text:tab/> <text:s text:c="15"/>if(j&lt;i)</text:p>
      <text:p text:style-name="P1"><text:tab/> <text:s text:c="15"/>indice=j;</text:p>
      <text:p text:style-name="P1"><text:tab/> <text:s text:c="15"/>else if(j&gt;i)</text:p>
      <text:p text:style-name="P1"><text:tab/> <text:s text:c="15"/>indice=j-1;</text:p>
      <text:p text:style-name="P1"><text:tab/> <text:s text:c="15"/>nm[indice][k-1]=matriz[j][k];</text:p>
      <text:p text:style-name="P1"><text:tab/> <text:s text:c="15"/>}</text:p>
      <text:p text:style-name="P1"><text:tab/> <text:s text:c="11"/>}</text:p>
      <text:p text:style-name="P1"><text:tab/> <text:s text:c="7"/>}</text:p>
      <text:p text:style-name="P1"><text:tab/> <text:s text:c="7"/>if(i%2==0)</text:p>
      <text:p text:style-name="P1"><text:tab/> <text:s text:c="7"/>suma+=matriz[i][0] * determinante(nm);</text:p>
      <text:p text:style-name="P1"><text:tab/> <text:s text:c="7"/>else</text:p>
      <text:p text:style-name="P1"><text:tab/> <text:s text:c="7"/>suma-=matriz[i][0] * determinante(nm);</text:p>
      <text:p text:style-name="P1"><text:tab/> <text:s text:c="3"/>}</text:p>
      <text:p text:style-name="P1"><text:tab/> <text:s text:c="3"/></text:p>
      <text:p text:style-name="P1"><text:tab/>return suma;</text:p>
      <text:p text:style-name="P1"><text:tab/>}</text:p>
      <text:p text:style-name="P1"><text:tab/></text:p>
      <text:p text:style-name="P1"><text:tab/>public void verificarIdentidad (){</text:p>
      <text:p text:style-name="P1"><text:tab/><text:tab/>Matriz mI = new Matriz(this.matrizInversa(this.matriz));</text:p>
      <text:p text:style-name="P1"><text:tab/><text:tab/>matrizAux=new double[(int) this.cantFilas][(int) mI.cantColumnas];</text:p>
      <text:p text:style-name="P1"><text:tab/><text:tab/>for(int x=0; x&lt;matrizAux.length; x++){</text:p>
      <text:p text:style-name="P1"><text:tab/><text:tab/><text:tab/>for(int y=0; y&lt;matrizAux[x].length; y++){</text:p>
      <text:p text:style-name="P1"><text:soft-page-break/><text:tab/><text:tab/><text:tab/><text:tab/>for(int z=0; z&lt;this.cantColumnas; z++){</text:p>
      <text:p text:style-name="P1"><text:tab/><text:tab/><text:tab/><text:tab/><text:tab/>matrizAux[x][y] += this.matriz[x][z]*mI.matriz[z][y];</text:p>
      <text:p text:style-name="P1"><text:tab/><text:tab/><text:tab/><text:tab/>}</text:p>
      <text:p text:style-name="P1"><text:tab/><text:tab/><text:tab/>}</text:p>
      <text:p text:style-name="P1"><text:tab/><text:tab/>}</text:p>
      <text:p text:style-name="P1"><text:tab/><text:tab/>for(int i=0; i&lt;matrizAux.length; i++){</text:p>
      <text:p text:style-name="P1"><text:tab/> <text:s text:c="3"/><text:tab/>System.out.print("|");</text:p>
      <text:p text:style-name="P1"><text:tab/><text:tab/><text:tab/>for(int j=0; j&lt;matrizAux[i].length; j++){</text:p>
      <text:p text:style-name="P1"><text:tab/><text:tab/><text:tab/><text:tab/>System.out.print(matrizAux[i][j]);</text:p>
      <text:p text:style-name="P1"><text:tab/><text:tab/><text:tab/><text:tab/>if (j!=matrizAux[i].length-1){</text:p>
      <text:p text:style-name="P1"><text:tab/><text:tab/><text:tab/><text:tab/><text:tab/>System.out.print("\t");</text:p>
      <text:p text:style-name="P1"><text:tab/><text:tab/><text:tab/><text:tab/>}</text:p>
      <text:p text:style-name="P1"><text:tab/><text:tab/><text:tab/>}</text:p>
      <text:p text:style-name="P1"><text:tab/><text:tab/><text:tab/>System.out.println("|");</text:p>
      <text:p text:style-name="P1"><text:tab/><text:tab/>}</text:p>
      <text:p text:style-name="P1"><text:tab/>}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0:19:59.446499428</meta:creation-date>
    <dc:date>2016-04-22T20:20:17.104310499</dc:date>
    <meta:editing-duration>P0D</meta:editing-duration>
    <meta:editing-cycles>1</meta:editing-cycles>
    <meta:document-statistic meta:table-count="0" meta:image-count="0" meta:object-count="0" meta:page-count="4" meta:paragraph-count="173" meta:word-count="352" meta:character-count="4854" meta:non-whitespace-character-count="3538"/>
    <meta:generator>LibreOffice/4.2.8.2$Linux_x86 LibreOffice_project/420m0$Build-2</meta:generator>
  </office:meta>
</office:document-meta>
</file>